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25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5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12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12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12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9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/>
        </table:table-row>
        <table:table-row table:style-name="ro9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G2];[.G17];[.G37])" office:value-type="float" office:value="69200">
            <text:p>692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4500">
            <text:p>45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K2];[.K5];[.K17];[.K37];[.K42])" office:value-type="float" office:value="82300">
            <text:p>823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5150)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 table:number-columns-repeated="2"/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3800)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 table:number-columns-repeated="3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table:style-name="ce46" office:value-type="float" office:value="17000">
            <text:p>17000</text:p>
          </table:table-cell>
          <table:table-cell/>
        </table:table-row>
        <table:table-row table:style-name="ro9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/>
          <table:table-cell table:formula="of:=SUM([.B37:.F37])" office:value-type="float" office:value="20500">
            <text:p>20500</text:p>
          </table:table-cell>
          <table:table-cell table:style-name="ce8" table:formula="of:=SUM([.B55:.F55])" office:value-type="float" office:value="1351.4880952381">
            <text:p>1351.48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/>
        </table:table-row>
        <table:table-row table:style-name="ro9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351.4880952381">
            <text:p>1351.4880952381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351.4880952381">
            <text:p>1351.488095238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351.4880952381">
            <text:p>1351.4880952381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351.4880952381">
            <text:p>1351.488095238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55:.F55])" office:value-type="float" office:value="1351.4880952381">
            <text:p>1351.48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351.4880952381">
            <text:p>1351.4880952381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351.4880952381">
            <text:p>1351.488095238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647.916666666667">
            <text:p>647.9166666667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351.4880952381">
            <text:p>1351.488095238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351.4880952381">
            <text:p>1351.4880952381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984.821428571429">
            <text:p>984.8214285714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325">
            <text:p>325</text:p>
          </table:table-cell>
          <table:table-cell table:style-name="Default"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351.4880952381">
            <text:p>1351.4880952381</text:p>
          </table:table-cell>
          <table:table-cell table:style-name="Default" office:value-type="string">
            <text:p>Seryoja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351.4880952381">
            <text:p>1351.4880952381</text:p>
          </table:table-cell>
          <table:table-cell table:style-name="Default"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351.4880952381">
            <text:p>1351.4880952381</text:p>
          </table:table-cell>
          <table:table-cell table:style-name="Default" office:value-type="string">
            <text:p>Davit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0">
            <text:p>0</text:p>
          </table:table-cell>
          <table:table-cell table:style-name="Default"/>
          <table:table-cell table:style-name="ce41" table:formula="of:=SUM([.H37:.H54])" office:value-type="float" office:value="20500">
            <text:p>20500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 office:value-type="float" office:value="0">
            <text:p>0</text:p>
          </table:table-cell>
          <table:table-cell table:number-columns-repeated="2"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10/22/2015</text:date>, <text:time>14:1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22T14:12:56</dc:date>
    <meta:editing-duration>P1DT20H55S</meta:editing-duration>
    <meta:editing-cycles>1027</meta:editing-cycles>
    <meta:generator>OpenOffice/4.1.1$Unix OpenOffice.org_project/411m6$Build-9775</meta:generator>
    <dc:creator>employee employee</dc:creator>
    <meta:document-statistic meta:table-count="8" meta:cell-count="2382" meta:object-count="0"/>
  </office:meta>
</office:document-meta>
</file>